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ro3" style:family="table-row">
      <style:table-row-properties style:row-height="42.5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0.06pt solid #000000" fo:border-left="0.06pt solid #000000" fo:border-right="none" fo:border-top="0.06pt solid #000000"/>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fo:border-left="none" fo:border-right="none" fo:border-top="0.06pt solid #000000"/>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1" style:family="table-cell" style:parent-style-name="Default">
      <style:table-cell-properties fo:border-bottom="0.06pt solid #000000" fo:border-left="none" fo:border-right="0.06pt solid #000000" fo:border-top="none"/>
    </style:style>
    <style:style style:name="ce12" style:family="table-cell" style:parent-style-name="Default" style:data-style-name="N11">
      <style:table-cell-properties fo:border-bottom="0.06pt solid #000000" fo:border-left="none" fo:border-right="0.06pt solid #000000"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http://www.ocean-sci.net/12/925/2016/</text:p>
          </table:table-cell>
          <table:table-cell table:style-name="ce6" office:value-type="string" calcext:value-type="string">
            <text:p>Interactive open access journal of European Geoscience</text:p>
          </table:table-cell>
          <table:table-cell table:style-name="ce6" office:value-type="string" calcext:value-type="string">
            <text:p>Article/Investigation</text:p>
          </table:table-cell>
          <table:table-cell table:style-name="ce6" office:value-type="string" calcext:value-type="string">
            <text:p>European Geoscience Union</text:p>
          </table:table-cell>
          <table:table-cell table:style-name="ce6" office:value-type="string" calcext:value-type="string">
            <text:p>Greenhouse-gas emissions have created a planetary energy imbalance that is primarily manifested by increasing ocean heat content (OHC). Updated observational estimates of full-depth OHC change since 1970 are presented that account for recent advancements in reducing observation errors and biases. The full-depth OHC has increased by 0.74 [0.68, 0.80]  ×  1022 J yr−1 (0.46 Wm−2) and 1.22 [1.16–1.29]  ×  1022 J yr−1 (0.75 Wm−2) for 1970–2005 and 1992–2005, respectively, with a 5 to 95 % confidence interval of the median. The CMIP5 models show large spread in OHC changes, suggesting that some models are not state-of-the-art and require further improvements. However, the ensemble median has excellent agreement with our observational estimate: 0.68 [0.54–0.82]  ×  1022 J yr−1 (0.42 Wm−2) from 1970 to 2005 and 1.25 [1.10–1.41]  ×  1022 J yr−1 (0.77 Wm−2) from 1992 to 2005. These results increase confidence in both the observational and model estimates to quantify and study changes in Earth's energy imbalance over the historical period. We suggest that OHC be a fundamental metric for climate model validation and evaluation, especially for forced changes (decadal timescales).</text:p>
          </table:table-cell>
          <table:table-cell table:style-name="ce6" office:value-type="string" calcext:value-type="string">
            <text:p>English</text:p>
          </table:table-cell>
          <table:table-cell table:style-name="ce6" office:value-type="string" calcext:value-type="string">
            <text:p>The reason climate scientists believe that human activity affects global warming, is that their models stop working when they don’t take it into account.</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4"/>
          <table:table-cell table:style-name="ce7"/>
          <table:table-cell table:style-name="ce9" office:value-type="string" calcext:value-type="string">
            <text:p><text:s/></text:p>
          </table:table-cell>
          <table:table-cell table:style-name="ce7" table:number-columns-repeated="7"/>
          <table:table-cell table:style-name="ce11"/>
          <table:table-cell table:number-columns-repeated="14"/>
        </table:table-row>
        <table:table-row table:style-name="ro2">
          <table:table-cell table:style-name="ce5" office:value-type="string" calcext:value-type="string">
            <text:p><text:a xlink:href="https://www.theguardian.com/environment/climate-consensus-97-per-cent/2016/jul/27/climate-models-are-accurately-predicting-ocean-and-global-warming" xlink:type="simple">https://www.theguardian.com/environment/climate-consensus-97-per-cent/2016/jul/27/climate-models-are-accurately-predicting-ocean-and-global-warming</text:a></text:p>
          </table:table-cell>
          <table:table-cell table:style-name="ce8" office:value-type="string" calcext:value-type="string">
            <text:p>Science Article in online Newspaper</text:p>
          </table:table-cell>
          <table:table-cell table:style-name="ce8" office:value-type="string" calcext:value-type="string">
            <text:p>interview to Dr. Kevin E. Trenberth</text:p>
          </table:table-cell>
          <table:table-cell table:style-name="ce8" office:value-type="string" calcext:value-type="string">
            <text:p>The Guardian</text:p>
          </table:table-cell>
          <table:table-cell table:style-name="ce8" office:value-type="string" calcext:value-type="string">
            <text:p>ccording to the measurements, the Earth has gained 0.46 Watts per square meter between 1970 and 2005. Since, 1992 the rate is higher (0.75 Watts per square meter) and therefore shows an acceleration of the warming. To put this in perspective, this is the equivalent of 5,400,000,000,000 (or 5,400 billion) 60-watt light bulbs running continuously day and night. In my view, these numbers are the most accurate measurements of the rate at which the Earth is warming.</text:p>
            <text:p/>
            <text:p>What about the next question – how did the models do? Amazingly well. From 1970 through 2005, the models on average showed a warming of 0.41 Watts per square meter and from 1992-2005 the models gave 0.77 Watts per meter squared. This means that since 1992, the models have been within 3 % of the measurements. In my mind, this agreement is the strongest vindication of the models ever found, and in fact, in our study we suggest that matches between climate models and ocean warming should be a major test of the models.</text:p>
          </table:table-cell>
          <table:table-cell table:style-name="ce8" office:value-type="string" calcext:value-type="string">
            <text:p>English</text:p>
          </table:table-cell>
          <table:table-cell table:style-name="ce8" office:value-type="string" calcext:value-type="string">
            <text:p>The reason climate scientists believe that human activity affects global warming, is that their models stop working when they don’t take it into account.</text:p>
          </table:table-cell>
          <table:table-cell table:style-name="ce8" office:value-type="string" calcext:value-type="string">
            <text:p>English</text:p>
          </table:table-cell>
          <table:table-cell table:style-name="ce8" office:value-type="string" calcext:value-type="string">
            <text:p>Reliable</text:p>
          </table:table-cell>
          <table:table-cell table:style-name="ce8" office:value-type="string" calcext:value-type="string">
            <text:p>Dr. Kevin E. Trenberth is a Distinguished Senior Scientist in the Climate Analysis Section at the National Center for Atmospheric Research. From New Zealand, he obtained his Sc. D. in meteorology in 1972 from Massachusetts Institute of Technology. He was a lead author of the 1995, 2001 and 2007 Scientific Assessment of Climate Change reports from the Intergovernmental Panel on Climate Change (IPCC), and shared the 2007 Nobel Peace Prize which went to the IPCC. He served from 1999 to 2006 on the Joint Scientific Committee of the World Climate Research Programme (WCRP), and he chaired the WCRP Observation and Assimilation Panel from 2004 to 2010 and chaired the Global Energy and Water Exchanges (GEWEX) scientific steering group from 2010-2013 (member 2007-14); and chaired the 2014 7th International Scientific Conference on the Global Water and Energy Cycle Committee. He has also served on many national committees. He is a fellow of the American Meteorological Society (AMS), the American Association for Advancement of Science, the American Geophysical Union, and an honorary fellow of the Royal Society of New Zealand. In 2000 he received the Jule G. Charney award from the AMS; in 2003 he was given the NCAR Distinguished Achievement Award; in 2013 he was awarded the Prince Sultan Bin Abdulaziz International Prize for Water, and he received the Climate Communication Prize from AGU. He edited a 788 page book Climate System Modeling, published in 1992 and has published 543 scientific articles or papers, including 62 books or book chapters, and over 257 refereed journal articles. On Google Scholar, there are over 54,295 citations and an H index of 100 (100 papers have over 100 citations). He has given many invited scientific talks as well as appearing in a number of television, radio programs and newspaper articles. He is listed among the top 20 authors in highest citations in all of geophysics.</text:p>
          </table:table-cell>
          <table:table-cell table:style-name="ce12" office:value-type="percentage" office:value="1" calcext:value-type="percentage">
            <text:p>100.00%</text:p>
          </table:table-cell>
          <table:table-cell table:number-columns-repeated="14"/>
        </table:table-row>
        <table:table-row table:style-name="ro3">
          <table:table-cell table:style-name="ce5" office:value-type="string" calcext:value-type="string">
            <text:p>https://www.nature.com/articles/nclimate2310.epdf?referrer_access_token=BTtlxZ2EPwMAcCaYN2V7TtRgN0jAjWel9jnR3ZoTv0MS4cBFKW7nezYd1ThfKUWDqFTu6KW5QsnoNuJhfCVLI08gjMqXpSkhCymg7_MLArSqJDXLhRlZIZNiUP2DGBnt_4FlGc594nQ_HeumJhaVSMLurylNhyyR1z-gM8RoL-0tZwXD4xRMQhflnb3Rbcxbbf0r2CQ8oT3B6DWO0ZN7H1gUsW06KV-MumPM4GcG2BZxIgJXHL_kh9uQeJX58PwAjJYYCHlFwJ9nESczs87BGL9MUWJcsAht_xcstrlhRiGGss0ximpV8Gh6o-Z4qMu2tlgTcp_1fbSuMojn6NtkGA%3D%3D&amp;tracking_referrer=www.theguardian.com</text:p>
          </table:table-cell>
          <table:table-cell table:style-name="ce8" office:value-type="string" calcext:value-type="string">
            <text:p>Climate change investigation</text:p>
          </table:table-cell>
          <table:table-cell table:style-name="ce8" office:value-type="string" calcext:value-type="string">
            <text:p>PDF article</text:p>
          </table:table-cell>
          <table:table-cell table:style-name="ce8" office:value-type="string" calcext:value-type="string">
            <text:p>nature.com</text:p>
          </table:table-cell>
          <table:table-cell table:style-name="ce8" office:value-type="string" calcext:value-type="string">
            <text:p>A new paper led by James Risbey just out in Nature Climate Change takes a clever approach to evaluating how accurate climate model temperature predictions have been while getting around the noise caused by natural cycles. The authors used a large set of simulations from 18 different climate models (from CMIP5). They looked at each 15-year period since the 1950s, and compared how accurately each model simulation had represented El Niño and La Niña conditions during those 15 years, using the trends in what's known as the Niño3.4 index.</text:p>
            <text:p/>
            <text:p>Each individual climate model run has a random representation of these natural ocean cycles, so for every 15-year period, some of those simulations will have accurately represented the actual El Niño conditions just by chance. The study authors compared the simulations that were correctly synchronized with the ocean cycles (blue data in the left frame below) and the most out-of-sync (grey data in the right frame) to the observed global surface temperature changes (red) for each 15-year period.</text:p>
            <text:p/>
            <text:p> The red dots on the thin red line correspond to the 15-year observed trends for each 15-year period.  The blue dots show the 15-year average trends from only those CMIP5 runs in each 15-year period where the model Niño3.4 trend is close to the observed Niño3.4 trend. The grey dots show the average 15-year trends for only the models with the worst correspondence to the observed Niño3.4 trend.  The size of the dots are proportional to the number of models selected.  The envelopes represent 2.5–97.5 percentile loess-smoothed fits to the models and data.</text:p>
            <text:p> Red: 15-year observed trends for each period. Blue: 15-year average trends from CMIP5 runs where the model Niño3.4 trend is close to observations. Grey: average 15-year trends for only the models with the worst correspondence to the Niño3.4 trend. The sizes of the dots are proportional to the number of models selected. From Nature Climate Change</text:p>
            <text:p>The authors conclude,</text:p>
            <text:p/>
            <text:p>When the phase of natural variability is taken into account, the model 15-year warming trends in CMIP5 projections well estimate the observed trends for all 15-year periods over the past half-century.</text:p>
            <text:p/>
            <text:p>It's also clear from the grey figure that models that are out-of-sync with the observed changes in these ocean cycles simulate dramatically higher warming trends over the past 30 years. In other words, the model simulations that happened not to accurately represent these ocean cycles were the ones that over-predicted global surface warming.</text:p>
          </table:table-cell>
          <table:table-cell table:style-name="ce8"/>
          <table:table-cell table:style-name="ce8" office:value-type="string" calcext:value-type="string">
            <text:p>The reason climate scientists believe that human activity affects global warming, is that their models stop working when they don’t take it into account.</text:p>
          </table:table-cell>
          <table:table-cell table:style-name="ce8" office:value-type="string" calcext:value-type="string">
            <text:p>English</text:p>
          </table:table-cell>
          <table:table-cell table:style-name="ce8" office:value-type="string" calcext:value-type="string">
            <text:p>Reliable</text:p>
          </table:table-cell>
          <table:table-cell table:style-name="ce8" office:value-type="string" calcext:value-type="string">
            <text:p>Investigation/study by dr James Risbey, http://people.csiro.au/R/J/James-Risbey</text:p>
          </table:table-cell>
          <table:table-cell table:style-name="ce12"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9">00/00/0000</text:date>, <text:time style:data-style-name="N2" text:time-value="12:25:32.4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9T12:26:30.074000000</dc:date>
    <meta:editing-duration>PT26M14S</meta:editing-duration>
    <meta:editing-cycles>6</meta:editing-cycles>
    <meta:generator>LibreOffice/5.3.2.2$Windows_x86 LibreOffice_project/6cd4f1ef626f15116896b1d8e1398b56da0d0ee1</meta:generator>
    <meta:document-statistic meta:table-count="1" meta:cell-count="50" meta:object-count="0"/>
  </office:meta>
</office:document-meta>
</file>